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0691" officeooo:paragraph-rsid="00080691"/>
    </style:style>
    <style:style style:name="P2" style:family="paragraph" style:parent-style-name="Standard">
      <style:text-properties officeooo:rsid="00080691" officeooo:paragraph-rsid="000856c6"/>
    </style:style>
    <style:style style:name="P3" style:family="paragraph" style:parent-style-name="Standard">
      <style:text-properties officeooo:rsid="00080691" officeooo:paragraph-rsid="001253bd"/>
    </style:style>
    <style:style style:name="P4" style:family="paragraph" style:parent-style-name="Standard">
      <style:text-properties officeooo:paragraph-rsid="00080691"/>
    </style:style>
    <style:style style:name="P5" style:family="paragraph" style:parent-style-name="Standard">
      <style:text-properties officeooo:rsid="000e35e2" officeooo:paragraph-rsid="000e35e2"/>
    </style:style>
    <style:style style:name="P6" style:family="paragraph" style:parent-style-name="Standard">
      <style:text-properties officeooo:rsid="001295ed" officeooo:paragraph-rsid="001295ed"/>
    </style:style>
    <style:style style:name="P7" style:family="paragraph" style:parent-style-name="Standard">
      <style:text-properties officeooo:rsid="0012cb07" officeooo:paragraph-rsid="0012cb07"/>
    </style:style>
    <style:style style:name="P8" style:family="paragraph" style:parent-style-name="Standard">
      <style:text-properties officeooo:rsid="00143661" officeooo:paragraph-rsid="00143661"/>
    </style:style>
    <style:style style:name="P9" style:family="paragraph" style:parent-style-name="Standard">
      <style:text-properties officeooo:rsid="0015d1a0" officeooo:paragraph-rsid="0015d1a0"/>
    </style:style>
    <style:style style:name="P10" style:family="paragraph" style:parent-style-name="Standard">
      <style:text-properties fo:font-weight="bold" officeooo:rsid="0012cb07" officeooo:paragraph-rsid="0012cb07" style:font-weight-asian="bold" style:font-weight-complex="bold"/>
    </style:style>
    <style:style style:name="P11" style:family="paragraph" style:parent-style-name="Standard">
      <style:text-properties fo:font-weight="bold" officeooo:rsid="00178f2d" officeooo:paragraph-rsid="00178f2d" style:font-weight-asian="bold" style:font-weight-complex="bold"/>
    </style:style>
    <style:style style:name="P12" style:family="paragraph" style:parent-style-name="Standard">
      <style:text-properties fo:font-weight="normal" officeooo:rsid="0015d1a0" officeooo:paragraph-rsid="0015d1a0" style:font-weight-asian="normal" style:font-weight-complex="normal"/>
    </style:style>
    <style:style style:name="P13" style:family="paragraph" style:parent-style-name="Standard">
      <style:text-properties fo:font-weight="normal" officeooo:rsid="00178f2d" officeooo:paragraph-rsid="00178f2d" style:font-weight-asian="normal" style:font-weight-complex="normal"/>
    </style:style>
    <style:style style:name="P14" style:family="paragraph" style:parent-style-name="Standard">
      <style:text-properties officeooo:rsid="00163cf8" officeooo:paragraph-rsid="00163cf8"/>
    </style:style>
    <style:style style:name="P15" style:family="paragraph" style:parent-style-name="Standard">
      <style:text-properties officeooo:rsid="0019e4b9" officeooo:paragraph-rsid="0019e4b9"/>
    </style:style>
    <style:style style:name="P16" style:family="paragraph" style:parent-style-name="Standard">
      <style:text-properties fo:font-size="15pt" fo:font-weight="bold" officeooo:rsid="0019e4b9" officeooo:paragraph-rsid="0019e4b9" style:font-size-asian="15pt" style:font-weight-asian="bold" style:font-size-complex="15pt" style:font-weight-complex="bold"/>
    </style:style>
    <style:style style:name="P17" style:family="paragraph" style:parent-style-name="Standard">
      <style:paragraph-properties fo:break-before="page"/>
      <style:text-properties officeooo:rsid="000e35e2" officeooo:paragraph-rsid="000e35e2"/>
    </style:style>
    <style:style style:name="P18" style:family="paragraph" style:parent-style-name="Text_20_body">
      <style:text-properties officeooo:rsid="001295ed" officeooo:paragraph-rsid="001295ed"/>
    </style:style>
    <style:style style:name="P19" style:family="paragraph" style:parent-style-name="Standard" style:list-style-name="L1">
      <style:text-properties officeooo:rsid="00143661" officeooo:paragraph-rsid="00143661"/>
    </style:style>
    <style:style style:name="P20" style:family="paragraph" style:parent-style-name="Standard" style:list-style-name="L3">
      <style:text-properties officeooo:rsid="00143661" officeooo:paragraph-rsid="0015d1a0"/>
    </style:style>
    <style:style style:name="P21" style:family="paragraph" style:parent-style-name="Standard" style:list-style-name="L2"/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Standard">
      <style:text-properties fo:font-weight="bold" officeooo:rsid="00178f2d" officeooo:paragraph-rsid="00178f2d" style:font-weight-asian="bold" style:font-weight-complex="bold"/>
    </style:style>
    <style:style style:name="P24" style:family="paragraph" style:parent-style-name="Standard" style:list-style-name="L4">
      <style:text-properties fo:font-weight="normal" officeooo:rsid="00163cf8" officeooo:paragraph-rsid="00163cf8" style:font-weight-asian="normal" style:font-weight-complex="normal"/>
    </style:style>
    <style:style style:name="P25" style:family="paragraph" style:parent-style-name="Standard">
      <style:text-properties officeooo:paragraph-rsid="00178f2d"/>
    </style:style>
    <style:style style:name="T1" style:family="text">
      <style:text-properties officeooo:rsid="00080691"/>
    </style:style>
    <style:style style:name="T2" style:family="text">
      <style:text-properties officeooo:rsid="000856c6"/>
    </style:style>
    <style:style style:name="T3" style:family="text">
      <style:text-properties officeooo:rsid="00118c5f"/>
    </style:style>
    <style:style style:name="T4" style:family="text">
      <style:text-properties officeooo:rsid="00143661"/>
    </style:style>
    <style:style style:name="T5" style:family="text">
      <style:text-properties officeooo:rsid="0015d1a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43661" style:font-weight-asian="bold" style:font-weight-complex="bold"/>
    </style:style>
    <style:style style:name="T8" style:family="text">
      <style:text-properties officeooo:rsid="00178f2d"/>
    </style:style>
    <style:style style:name="T9" style:family="text">
      <style:text-properties officeooo:rsid="0019e4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Overview of Master’s Thesis topic choice:</text:p>
      <text:p text:style-name="P15"/>
      <text:p text:style-name="P4"><text:span text:style-name="T1">Thema: </text:span>Complex Robotic Manipulation via Actionable Representation Learning </text:p>
      <text:p text:style-name="P1">Lehrstuhl: Robotics and embedded Systems</text:p>
      <text:p text:style-name="P1">Kontaktperson: <text:span text:style-name="T2">Zhenshan</text:span> Bing</text:p>
      <text:p text:style-name="P2">Kontakt: <text:span text:style-name="T2">bing@in.tum.de</text:span> </text:p>
      <text:p text:style-name="P3"><text:span text:style-name="T2">Link: </text:span><text:a xlink:type="simple" xlink:href="https://www.in.tum.de/fileadmin/w00bws/i06/Thesis_Proposals/DynamicHER.pdf" text:style-name="Internet_20_link" text:visited-style-name="Visited_20_Internet_20_Link"><text:span text:style-name="T2">https://www.in.tum.de/fileadmin/w00bws/i06/Thesis_Proposals/DynamicHER.pdf</text:span></text:a></text:p>
      <text:p text:style-name="P3"/>
      <text:p text:style-name="P3"><text:a xlink:type="simple" xlink:href="https://www.in.tum.de/fileadmin/w00bws/i06/Thesis_Proposals/RepresentationLearning.pdf" text:style-name="Internet_20_link" text:visited-style-name="Visited_20_Internet_20_Link">https://www.in.tum.de/fileadmin/w00bws/i06/Thesis_Proposals/RepresentationLearning.pdf</text:a></text:p>
      <text:p text:style-name="P2"/>
      <text:p text:style-name="P2">Reinforcement Learning via Hindsight Experience Replay (HER)</text:p>
      <text:p text:style-name="P2"><text:a xlink:type="simple" xlink:href="https://arxiv.org/abs/2007.13486" text:style-name="Internet_20_link" text:visited-style-name="Visited_20_Internet_20_Link">https://arxiv.org/abs/2007.13486</text:a></text:p>
      <text:p text:style-name="P2"/>
      <text:p text:style-name="P5">Quick Overview</text:p>
      <text:p text:style-name="P2"/>
      <text:p text:style-name="P5">Deep Reinforcement learning as framework for robotics design.</text:p>
      <text:p text:style-name="P5">Problem: Defining efficient reward is challenging for complicated tasks.</text:p>
      <text:p text:style-name="P5">Motivation: Investigate strategies to learn unshaped, sparse rewards.</text:p>
      <text:p text:style-name="P5">Idea: Use Hindsight Experience Replay to allow off-policy RL algorithms for solving goal-based tasks with <text:s/>sparse/binary rewards.</text:p>
      <text:p text:style-name="P5"><text:tab/>HER: 1) Creates Dense reward setting from sparse/binary rewards</text:p>
      <text:p text:style-name="P5"><text:tab/><text:tab/>How: by turning failed episodes into successes by composing new task with a virtual goal = achieved goal</text:p>
      <text:p text:style-name="P5"/>
      <text:p text:style-name="P5">Research Directions:</text:p>
      <text:p text:style-name="P5">1) Design of goal generation methods for more complex tasks</text:p>
      <text:p text:style-name="P5">2) improve sample efficie<text:span text:style-name="T3">ncy</text:span></text:p>
      <text:p text:style-name="P5"/>
      <text:p text:style-name="P17"/>
      <text:p text:style-name="P10">Protocol, Meeting 12.11.2020 <text:span text:style-name="T4">with Jens, Duy, Marius and me</text:span></text:p>
      <text:p text:style-name="P7"/>
      <text:p text:style-name="P7"><text:span text:style-name="T6">Main question:</text:span> Is reinforcement learning with HER a reasonable method for robot manipulation tasks in the BASF-Project?</text:p>
      <text:p text:style-name="P7"><text:span text:style-name="T6">Short answer:</text:span> No, but RL HER might be a relevant method for other tasks within and outside of the BASF-Project.</text:p>
      <text:p text:style-name="P7"/>
      <text:p text:style-name="P9"><text:span text:style-name="T6">Details</text:span>:</text:p>
      <text:p text:style-name="P9"/>
      <text:p text:style-name="P7"><text:span text:style-name="T4">Quick </text:span><text:span text:style-name="T7">overview</text:span><text:span text:style-name="T4"> of main topics in the BASF- Project:</text:span></text:p>
      <text:list xml:id="list294326363" text:style-name="L1">
        <text:list-item>
          <text:p text:style-name="P19">Task and path planning of multiple coexisting robots in the same environment</text:p>
          <text:list>
            <text:list-item>
              <text:p text:style-name="P19">As of now, task and path planning will be executed sequentially with an optional upgrade to simultaneity in later project stage</text:p>
            </text:list-item>
          </text:list>
        </text:list-item>
        <text:list-item>
          <text:p text:style-name="P19">bottle manipulation (opening, closing, displacing)</text:p>
          <text:list>
            <text:list-item>
              <text:p text:style-name="P19">flexible object detection and grasping (also non-lambertian properties of glass bottles)</text:p>
            </text:list-item>
          </text:list>
        </text:list-item>
        <text:list-item>
          <text:p text:style-name="P19">hardware design of gripper for twisting bottle caps</text:p>
          <text:p text:style-name="P19"/>
        </text:list-item>
      </text:list>
      <text:p text:style-name="P8">Within the BASF-Project, the following topics <text:span text:style-name="T6">could be of interest for DRL HER</text:span>:</text:p>
      <text:list xml:id="list1086194854" text:style-name="L2">
        <text:list-item>
          <text:p text:style-name="P21">collision avoidance of singular robots in an (semi-) unknown environment <text:span text:style-name="T5">and path planning</text:span></text:p>
        </text:list-item>
      </text:list>
      <text:list xml:id="list2163730067" text:style-name="L3">
        <text:list-item>
          <text:p text:style-name="P20">collision avoidance of multiple robots in an environment <text:span text:style-name="T5">and path planning</text:span></text:p>
        </text:list-item>
      </text:list>
      <text:p text:style-name="P14">In both cases, benchmarks could be realized, comparing DRL HER methods to classical methods (rrt-connect, etc)</text:p>
      <text:p text:style-name="P9"/>
      <text:p text:style-name="Standard">It was proposed that the Master’s Thesis could be worked on <text:span text:style-name="T6">decoupled from the BASF-Project.</text:span></text:p>
      <text:p text:style-name="P22"/>
      <text:p text:style-name="P12">Relevant areas for DRL HER <text:span text:style-name="T8">outside of the BASF-Project</text:span> could be:</text:p>
      <text:list xml:id="list3040845799" text:style-name="L4">
        <text:list-item>
          <text:p text:style-name="P24">Mobile robot path planning and collision avoidance for multi-agent environment</text:p>
        </text:list-item>
        <text:list-item>
          <text:p text:style-name="P24">Expanding with DRL HER in arena2D (<text:a xlink:type="simple" xlink:href="https://github.com/ignc-research/arena2D" text:style-name="Internet_20_link" text:visited-style-name="Visited_20_Internet_20_Link">https://github.com/ignc-research/arena2D</text:a>, Jens’s chair)</text:p>
        </text:list-item>
      </text:list>
      <text:p text:style-name="P12"/>
      <text:p text:style-name="P11">Conclusion:</text:p>
      <text:p text:style-name="P13">DRL (HER) might be “overkill” for some applications of the BASF-Project or too “bleeding edge” for others , but might be worth for collision avoidance.</text:p>
      <text:p text:style-name="P13">It was therefore proposed to work on DRL (HER) independent<text:span text:style-name="T9">ly</text:span> of the BASF-Project. It might even be promising for multi-agent mobile robot path planning and collision avoidance. However, this topic might be too far away from Zhenshan Bing’s field of research.</text:p>
      <text:p text:style-name="P13"/>
      <text:p text:style-name="P11">To Do:</text:p>
      <text:p text:style-name="P13"/>
      <text:p text:style-name="P13">Arrange meeting with Zhenshan Bing, Marius, (Duy), (Jens) and me for next week to get his impression of the presented topics.</text:p>
      <text:p text:style-name="P25"/>
      <text:p text:style-name="P6"/>
      <text:p text:style-name="P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14:06:14.682618572</meta:creation-date>
    <meta:editing-duration>PT1H11M21S</meta:editing-duration>
    <meta:editing-cycles>8</meta:editing-cycles>
    <meta:generator>LibreOffice/6.0.7.3$Linux_X86_64 LibreOffice_project/00m0$Build-3</meta:generator>
    <dc:date>2020-11-13T10:56:06.114560847</dc:date>
    <meta:document-statistic meta:table-count="0" meta:image-count="0" meta:object-count="0" meta:page-count="2" meta:paragraph-count="43" meta:word-count="433" meta:character-count="3065" meta:non-whitespace-character-count="2678"/>
  </office:meta>
</office:document-meta>
</file>